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WebPro" svg:font-family="DINWebPro, 'Open Sans', sans-serif"/>
    <style:font-face style:name="Lohit Devanagari1" svg:font-family="'Lohit Devanagari'"/>
    <style:font-face style:name="Open Sans" svg:font-family="'Open Sans',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2" style:family="paragraph" style:parent-style-name="Text_20_body">
      <style:paragraph-properties fo:margin-left="0in" fo:margin-right="0in" fo:margin-top="0in" fo:margin-bottom="0.1665in" loext:contextual-spacing="false" fo:line-height="150%" fo:text-align="start" style:justify-single-word="false" fo:orphans="2" fo:widows="2" fo:text-indent="0in" style:auto-text-indent="false" fo:padding="0in" fo:border="none"/>
      <style:text-properties fo:font-variant="normal" fo:text-transform="none" fo:color="#050505" style:text-line-through-style="none" style:text-line-through-type="none" style:font-name="Open Sans" fo:font-size="10.5pt" fo:letter-spacing="normal" fo:font-style="normal" style:text-underline-style="none" fo:font-weight="normal" style:text-blinking="false"/>
    </style:style>
    <style:style style:name="P3" style:family="paragraph" style:parent-style-name="Text_20_body">
      <style:paragraph-properties fo:margin-left="0in" fo:margin-right="0in" fo:margin-top="0in" fo:margin-bottom="0.1665in" loext:contextual-spacing="false" style:line-height-at-least="0.2189in" fo:text-align="start" style:justify-single-word="false" fo:orphans="2" fo:widows="2" fo:text-indent="0in" style:auto-text-indent="false" fo:padding="0in" fo:border="none"/>
    </style:style>
    <style:style style:name="P4" style:family="paragraph" style:parent-style-name="Heading_20_2">
      <style:paragraph-properties fo:margin-left="0in" fo:margin-right="0in" fo:margin-top="0.25in" fo:margin-bottom="0.1665in" loext:contextual-spacing="false" fo:line-height="125%" fo:text-align="start" style:justify-single-word="false" fo:orphans="2" fo:widows="2" fo:text-indent="0in" style:auto-text-indent="false" fo:padding-left="0in" fo:padding-right="0in" fo:padding-top="0in" fo:padding-bottom="0.0193in" fo:border-left="none" fo:border-right="none" fo:border-top="none" fo:border-bottom="0.06pt solid #b9b9b9"/>
      <style:text-properties fo:font-variant="normal" fo:text-transform="none" fo:color="#76b900" style:text-line-through-style="none" style:text-line-through-type="none" style:font-name="DINWebPro" fo:letter-spacing="normal" fo:font-style="normal" style:text-underline-style="none" fo:font-weight="normal" style:text-blinking="false"/>
    </style:style>
    <style:style style:name="P5" style:family="paragraph" style:parent-style-name="Text_20_body">
      <style:text-properties fo:font-variant="normal" fo:text-transform="none" fo:color="#76b900" style:text-line-through-style="none" style:text-line-through-type="none" style:font-name="DINWebPro" fo:letter-spacing="normal" fo:font-style="normal" style:text-underline-style="none" fo:font-weight="normal" style:text-blinking="false"/>
    </style:style>
    <style:style style:name="P6" style:family="paragraph" style:parent-style-name="Heading_20_2">
      <style:text-properties fo:font-variant="normal" fo:text-transform="none" fo:color="#76b900" style:text-line-through-style="none" style:text-line-through-type="none" style:font-name="DINWebPro" fo:letter-spacing="normal" fo:font-style="normal" style:text-underline-style="none" fo:font-weight="normal" style:text-blinking="false"/>
    </style:style>
    <style:style style:name="P7" style:family="paragraph" style:parent-style-name="Heading_20_2">
      <style:text-properties fo:font-variant="normal" fo:text-transform="none" fo:color="#76b900" style:text-line-through-style="none" style:text-line-through-type="none" style:font-name="DINWebPro" fo:letter-spacing="normal" fo:font-style="normal" style:text-underline-style="none" fo:font-weight="normal" officeooo:rsid="000cfbd3" officeooo:paragraph-rsid="000cfbd3" style:text-blinking="false"/>
    </style:style>
    <style:style style:name="P8" style:family="paragraph" style:parent-style-name="Preformatted_20_Text" style:list-style-name="L1">
      <loext:graphic-properties draw:fill="solid" draw:fill-color="#e0e0e0" draw:opacity="100%"/>
      <style:paragraph-properties fo:margin-top="0in" fo:margin-bottom="0.1665in" loext:contextual-spacing="false" fo:line-height="150%" fo:text-align="start" style:justify-single-word="false" fo:orphans="2" fo:widows="2" fo:background-color="#e0e0e0" fo:padding="0in" fo:border="none"/>
    </style:style>
    <style:style style:name="P9" style:family="paragraph" style:parent-style-name="Text_20_body" style:list-style-name="L1">
      <style:paragraph-properties fo:margin-left="0in" fo:margin-right="0in" fo:margin-top="0in" fo:margin-bottom="0.1665in" loext:contextual-spacing="false" fo:line-height="150%" fo:text-align="start" style:justify-single-word="false" fo:orphans="2" fo:widows="2" fo:text-indent="0in" style:auto-text-indent="false" fo:padding="0in" fo:border="none"/>
    </style:style>
    <style:style style:name="P10" style:family="paragraph" style:parent-style-name="Text_20_body" style:list-style-name="L1">
      <style:paragraph-properties fo:margin-left="0in" fo:margin-right="0in" fo:margin-top="0in" fo:margin-bottom="0.1665in" loext:contextual-spacing="false" fo:line-height="150%" fo:text-align="start" style:justify-single-word="false" fo:orphans="2" fo:widows="2" fo:text-indent="0in" style:auto-text-indent="false" fo:padding="0in" fo:border="none"/>
      <style:text-properties fo:font-variant="normal" fo:text-transform="none" fo:color="#050505" style:text-line-through-style="none" style:text-line-through-type="none" style:font-name="Open Sans" fo:font-size="10.5pt" fo:letter-spacing="normal" fo:font-style="normal" style:text-underline-style="none" fo:font-weight="normal" style:text-blinking="false"/>
    </style:style>
    <style:style style:name="P11" style:family="paragraph" style:parent-style-name="Text_20_body" style:list-style-name="L1">
      <style:paragraph-properties fo:margin-left="0in" fo:margin-right="0in" fo:margin-top="0in" fo:margin-bottom="0.1665in" loext:contextual-spacing="false" style:line-height-at-least="0.2189in" fo:text-align="start" style:justify-single-word="false" fo:orphans="2" fo:widows="2" fo:text-indent="0in" style:auto-text-indent="false" fo:padding="0in" fo:border="none"/>
    </style:style>
    <style:style style:name="P12" style:family="paragraph" style:parent-style-name="Text_20_body" style:list-style-name="L2">
      <style:paragraph-properties fo:margin-top="0in" fo:margin-bottom="0.1665in" loext:contextual-spacing="false" style:line-height-at-least="0.2189in" fo:text-align="start" style:justify-single-word="false" fo:orphans="2" fo:widows="2"/>
    </style:style>
    <style:style style:name="T1" style:family="text">
      <style:text-properties fo:font-variant="normal" fo:text-transform="none" fo:color="#050505" style:text-line-through-style="none" style:text-line-through-type="none" style:font-name="Open Sans" fo:font-size="10.5pt" fo:letter-spacing="normal" fo:font-style="normal" style:text-underline-style="none" fo:font-weight="normal" style:text-blinking="false"/>
    </style:style>
    <style:style style:name="T2" style:family="text">
      <style:text-properties fo:font-variant="normal" fo:text-transform="none" fo:color="#050505" style:text-line-through-style="none" style:text-line-through-type="none" style:font-name="Open Sans" fo:font-size="10.5pt" fo:letter-spacing="normal" fo:font-style="normal" style:text-underline-style="none" fo:font-weight="bold" style:text-blinking="false"/>
    </style:style>
    <style:style style:name="T3" style:family="text">
      <style:text-properties fo:font-variant="normal" fo:text-transform="none" fo:color="#050505" style:text-line-through-style="none" style:text-line-through-type="none" style:font-name="Open Sans" fo:font-size="10.5pt" fo:letter-spacing="normal" fo:font-style="italic" style:text-underline-style="none" fo:font-weight="normal" style:text-blinking="false"/>
    </style:style>
    <style:style style:name="T4" style:family="text">
      <style:text-properties fo:font-variant="normal" fo:text-transform="none" fo:color="#050505" style:text-line-through-style="none" style:text-line-through-type="none" style:font-name="monospace" fo:font-size="10.5pt" fo:letter-spacing="normal" fo:font-style="normal" style:text-underline-style="none" fo:font-weight="bold" style:text-blinking="false"/>
    </style:style>
    <style:style style:name="T5" style:family="text">
      <style:text-properties fo:font-variant="normal" fo:text-transform="none" fo:color="#050505" style:text-line-through-style="none" style:text-line-through-type="none" style:font-name="monospace" fo:font-size="10.5pt" fo:letter-spacing="normal" fo:font-style="normal" style:text-underline-style="none" fo:font-weight="normal" style:text-blinking="false"/>
    </style:style>
    <style:style style:name="T6" style:family="text">
      <style:text-properties fo:font-variant="normal" fo:text-transform="none" fo:color="#050505" style:text-line-through-style="none" style:text-line-through-type="none" style:font-name="monospace" fo:font-size="8.25pt" fo:letter-spacing="normal" fo:font-style="normal" style:text-underline-style="none" fo:font-weight="normal" style:text-blinking="false"/>
    </style:style>
    <style:style style:name="T7" style:family="text">
      <style:text-properties fo:font-variant="normal" fo:text-transform="none" fo:color="#050505" style:text-line-through-style="none" style:text-line-through-type="none" fo:letter-spacing="normal" style:text-underline-style="none" style:text-blinking="false"/>
    </style:style>
    <style:style style:name="T8" style:family="text">
      <style:text-properties fo:font-variant="normal" fo:text-transform="none" fo:color="#76b900" style:text-line-through-style="none" style:text-line-through-type="none" style:font-name="Open Sans" fo:font-size="10.5pt" fo:letter-spacing="normal" fo:font-style="normal" style:text-underline-style="solid" style:text-underline-width="auto" style:text-underline-color="font-color" fo:font-weight="normal" style:text-blinking="false" fo:background-color="transparent" loext:char-shading-value="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6.0102in" draw:z-index="0">
        <draw:text-box fo:min-height="0.4272in">
          <text:p text:style-name="P1">19.12-tf1-py3</text:p>
          <text:p text:style-name="P1">December 20, 2019</text:p>
          <text:p text:style-name="P1">3.37 GB</text:p>
        </draw:text-box>
      </draw:frame>
      <draw:frame draw:style-name="fr1" draw:name="Frame2" text:anchor-type="page" text:anchor-page-number="1" svg:x="0in" svg:y="0.4272in" svg:width="16.0102in" draw:z-index="1">
        <draw:text-box fo:min-height="0.4272in">
          <text:p text:style-name="P1">19.12-tf2-py3</text:p>
          <text:p text:style-name="P1">December 20, 2019</text:p>
          <text:p text:style-name="P1">3.16 GB</text:p>
        </draw:text-box>
      </draw:frame>
      <draw:frame draw:style-name="fr1" draw:name="Frame3" text:anchor-type="page" text:anchor-page-number="1" svg:x="0in" svg:y="0.8543in" svg:width="16.0102in" draw:z-index="2">
        <draw:text-box fo:min-height="0.4272in">
          <text:p text:style-name="P1">19.12-tf1-py2</text:p>
          <text:p text:style-name="P1">December 20, 2019</text:p>
          <text:p text:style-name="P1">3.22 GB</text:p>
        </draw:text-box>
      </draw:frame>
      <draw:frame draw:style-name="fr1" draw:name="Frame4" text:anchor-type="page" text:anchor-page-number="1" svg:x="0in" svg:y="1.2811in" svg:width="16.0102in" draw:z-index="3">
        <draw:text-box fo:min-height="0.4272in">
          <text:p text:style-name="P1">19.11-tf2-py3</text:p>
          <text:p text:style-name="P1">November 27, 2019</text:p>
          <text:p text:style-name="P1">3.21 GB</text:p>
        </draw:text-box>
      </draw:frame>
      <draw:frame draw:style-name="fr1" draw:name="Frame5" text:anchor-type="page" text:anchor-page-number="1" svg:x="0in" svg:y="1.7083in" svg:width="16.0102in" draw:z-index="4">
        <draw:text-box fo:min-height="0.4272in">
          <text:p text:style-name="P1">19.11-tf1-py3</text:p>
          <text:p text:style-name="P1">November 27, 2019</text:p>
          <text:p text:style-name="P1">3.47 GB</text:p>
        </draw:text-box>
      </draw:frame>
      <draw:frame draw:style-name="fr1" draw:name="Frame6" text:anchor-type="page" text:anchor-page-number="1" svg:x="0in" svg:y="2.1354in" svg:width="16.0102in" draw:z-index="5">
        <draw:text-box fo:min-height="0.4272in">
          <text:p text:style-name="P1">19.10-py3</text:p>
          <text:p text:style-name="P1">October 29, 2019</text:p>
          <text:p text:style-name="P1">3.39 GB</text:p>
        </draw:text-box>
      </draw:frame>
      <draw:frame draw:style-name="fr1" draw:name="Frame7" text:anchor-type="page" text:anchor-page-number="1" svg:x="0in" svg:y="2.5626in" svg:width="16.0102in" draw:z-index="6">
        <draw:text-box fo:min-height="0.4272in">
          <text:p text:style-name="P1">19.10-py2</text:p>
          <text:p text:style-name="P1">October 29, 2019</text:p>
          <text:p text:style-name="P1">3.22 GB</text:p>
        </draw:text-box>
      </draw:frame>
      <draw:frame draw:style-name="fr1" draw:name="Frame8" text:anchor-type="page" text:anchor-page-number="1" svg:x="0in" svg:y="2.9898in" svg:width="16.0102in" draw:z-index="7">
        <draw:text-box fo:min-height="0.4272in">
          <text:p text:style-name="P1">19.09-py3</text:p>
          <text:p text:style-name="P1">September 27, 2019</text:p>
          <text:p text:style-name="P1">3.45 GB</text:p>
        </draw:text-box>
      </draw:frame>
      <draw:frame draw:style-name="fr1" draw:name="Frame9" text:anchor-type="page" text:anchor-page-number="1" svg:x="0in" svg:y="3.4165in" svg:width="16.0102in" draw:z-index="8">
        <draw:text-box fo:min-height="0.4272in">
          <text:p text:style-name="P1">19.09-py2</text:p>
          <text:p text:style-name="P1">September 27, 2019</text:p>
          <text:p text:style-name="P1">3.28 GB</text:p>
        </draw:text-box>
      </draw:frame>
      <draw:frame draw:style-name="fr1" draw:name="Frame10" text:anchor-type="page" text:anchor-page-number="1" svg:x="0in" svg:y="3.8437in" svg:width="16.0102in" draw:z-index="9">
        <draw:text-box fo:min-height="0.4272in">
          <text:p text:style-name="P1">19.08-py3</text:p>
          <text:p text:style-name="P1">August 30, 2019</text:p>
          <text:p text:style-name="P1">3.1 GB</text:p>
        </draw:text-box>
      </draw:frame>
      <draw:frame draw:style-name="fr1" draw:name="Frame11" text:anchor-type="page" text:anchor-page-number="1" svg:x="0in" svg:y="4.2709in" svg:width="16.0102in" draw:z-index="10">
        <draw:text-box fo:min-height="0.4272in">
          <text:p text:style-name="P1">19.08-py2</text:p>
          <text:p text:style-name="P1">August 30, 2019</text:p>
          <text:p text:style-name="P1">2.93 GB</text:p>
        </draw:text-box>
      </draw:frame>
      <draw:frame draw:style-name="fr1" draw:name="Frame12" text:anchor-type="page" text:anchor-page-number="1" svg:x="0in" svg:y="4.698in" svg:width="16.0102in" draw:z-index="11">
        <draw:text-box fo:min-height="0.4272in">
          <text:p text:style-name="P1">19.07-py3</text:p>
          <text:p text:style-name="P1">July 31, 2019</text:p>
          <text:p text:style-name="P1">2.82 GB</text:p>
        </draw:text-box>
      </draw:frame>
      <draw:frame draw:style-name="fr1" draw:name="Frame13" text:anchor-type="page" text:anchor-page-number="1" svg:x="0in" svg:y="5.1252in" svg:width="16.0102in" draw:z-index="12">
        <draw:text-box fo:min-height="0.4272in">
          <text:p text:style-name="P1">19.07-py2</text:p>
          <text:p text:style-name="P1">July 31, 2019</text:p>
          <text:p text:style-name="P1">2.66 GB</text:p>
        </draw:text-box>
      </draw:frame>
      <draw:frame draw:style-name="fr1" draw:name="Frame14" text:anchor-type="page" text:anchor-page-number="1" svg:x="0in" svg:y="5.552in" svg:width="16.0102in" draw:z-index="13">
        <draw:text-box fo:min-height="0.4272in">
          <text:p text:style-name="P1">19.06-py2</text:p>
          <text:p text:style-name="P1">June 28, 2019</text:p>
          <text:p text:style-name="P1">2.88 GB</text:p>
        </draw:text-box>
      </draw:frame>
      <draw:frame draw:style-name="fr1" draw:name="Frame15" text:anchor-type="page" text:anchor-page-number="1" svg:x="0in" svg:y="5.9791in" svg:width="16.0102in" draw:z-index="14">
        <draw:text-box fo:min-height="0.4272in">
          <text:p text:style-name="P1">19.06-py3</text:p>
          <text:p text:style-name="P1">June 28, 2019</text:p>
          <text:p text:style-name="P1">2.89 GB</text:p>
        </draw:text-box>
      </draw:frame>
      <draw:frame draw:style-name="fr1" draw:name="Frame16" text:anchor-type="page" text:anchor-page-number="1" svg:x="0in" svg:y="6.4063in" svg:width="16.0102in" draw:z-index="15">
        <draw:text-box fo:min-height="0.4272in">
          <text:p text:style-name="P1">19.05-py2</text:p>
          <text:p text:style-name="P1">May 24, 2019</text:p>
          <text:p text:style-name="P1">2.83 GB</text:p>
        </draw:text-box>
      </draw:frame>
      <draw:frame draw:style-name="fr1" draw:name="Frame17" text:anchor-type="page" text:anchor-page-number="1" svg:x="0in" svg:y="6.8335in" svg:width="16.0102in" draw:z-index="16">
        <draw:text-box fo:min-height="0.4272in">
          <text:p text:style-name="P1">19.05-py3</text:p>
          <text:p text:style-name="P1">May 24, 2019</text:p>
          <text:p text:style-name="P1">2.89 GB</text:p>
        </draw:text-box>
      </draw:frame>
      <draw:frame draw:style-name="fr1" draw:name="Frame18" text:anchor-type="page" text:anchor-page-number="1" svg:x="0in" svg:y="7.2602in" svg:width="16.0102in" draw:z-index="17">
        <draw:text-box fo:min-height="0.4272in">
          <text:p text:style-name="P1">19.04-py3</text:p>
          <text:p text:style-name="P1">April 24, 2019</text:p>
          <text:p text:style-name="P1">2.81 GB</text:p>
        </draw:text-box>
      </draw:frame>
      <draw:frame draw:style-name="fr1" draw:name="Frame19" text:anchor-type="page" text:anchor-page-number="1" svg:x="0in" svg:y="7.6874in" svg:width="16.0102in" draw:z-index="18">
        <draw:text-box fo:min-height="0.4272in">
          <text:p text:style-name="P1">19.04-py2</text:p>
          <text:p text:style-name="P1">April 24, 2019</text:p>
          <text:p text:style-name="P1">2.8 GB</text:p>
        </draw:text-box>
      </draw:frame>
      <draw:frame draw:style-name="fr1" draw:name="Frame20" text:anchor-type="page" text:anchor-page-number="1" svg:x="0in" svg:y="8.1146in" svg:width="16.0102in" draw:z-index="19">
        <draw:text-box fo:min-height="0.4272in">
          <text:p text:style-name="P1">19.03-py3</text:p>
          <text:p text:style-name="P1">March 19, 2019</text:p>
          <text:p text:style-name="P1">2.8 GB</text:p>
        </draw:text-box>
      </draw:frame>
      <draw:frame draw:style-name="fr1" draw:name="Frame21" text:anchor-type="page" text:anchor-page-number="1" svg:x="0in" svg:y="8.5417in" svg:width="16.0102in" draw:z-index="20">
        <draw:text-box fo:min-height="0.4272in">
          <text:p text:style-name="P1">19.03-py2</text:p>
          <text:p text:style-name="P1">March 19, 2019</text:p>
          <text:p text:style-name="P1">2.8 GB</text:p>
        </draw:text-box>
      </draw:frame>
      <draw:frame draw:style-name="fr1" draw:name="Frame22" text:anchor-type="page" text:anchor-page-number="1" svg:x="0in" svg:y="8.9689in" svg:width="16.0102in" draw:z-index="21">
        <draw:text-box fo:min-height="0.4272in">
          <text:p text:style-name="P1">19.02-py3</text:p>
          <text:p text:style-name="P1">February 28, 2019</text:p>
          <text:p text:style-name="P1">2.53 GB</text:p>
        </draw:text-box>
      </draw:frame>
      <draw:frame draw:style-name="fr1" draw:name="Frame23" text:anchor-type="page" text:anchor-page-number="1" svg:x="0in" svg:y="9.3957in" svg:width="16.0102in" draw:z-index="22">
        <draw:text-box fo:min-height="0.4272in">
          <text:p text:style-name="P1">19.02-py2</text:p>
          <text:p text:style-name="P1">February 28, 2019</text:p>
          <text:p text:style-name="P1">2.52 GB</text:p>
        </draw:text-box>
      </draw:frame>
      <draw:frame draw:style-name="fr1" draw:name="Frame24" text:anchor-type="page" text:anchor-page-number="1" svg:x="0in" svg:y="9.8228in" svg:width="16.0102in" draw:z-index="23">
        <draw:text-box fo:min-height="0.4272in">
          <text:p text:style-name="P1">19.01-py3</text:p>
          <text:p text:style-name="P1">January 24, 2019</text:p>
          <text:p text:style-name="P1">2.34 GB</text:p>
        </draw:text-box>
      </draw:frame>
      <draw:frame draw:style-name="fr1" draw:name="Frame25" text:anchor-type="page" text:anchor-page-number="1" svg:x="0in" svg:y="10.25in" svg:width="16.0102in" draw:z-index="24">
        <draw:text-box fo:min-height="0.4272in">
          <text:p text:style-name="P1">19.01-py2</text:p>
          <text:p text:style-name="P1">January 24, 2019</text:p>
          <text:p text:style-name="P1">2.33 GB</text:p>
        </draw:text-box>
      </draw:frame>
      <draw:frame draw:style-name="fr1" draw:name="Frame26" text:anchor-type="page" text:anchor-page-number="1" svg:x="0in" svg:y="10.6772in" svg:width="16.0102in" draw:z-index="25">
        <draw:text-box fo:min-height="0.4272in">
          <text:p text:style-name="P1">18.12-py3</text:p>
          <text:p text:style-name="P1">December 20, 2018</text:p>
          <text:p text:style-name="P1">1.87 GB</text:p>
        </draw:text-box>
      </draw:frame>
      <draw:frame draw:style-name="fr1" draw:name="Frame27" text:anchor-type="page" text:anchor-page-number="1" svg:x="0in" svg:y="11.1043in" svg:width="16.0102in" draw:z-index="26">
        <draw:text-box fo:min-height="0.4272in">
          <text:p text:style-name="P1">18.12-py2</text:p>
          <text:p text:style-name="P1">December 20, 2018</text:p>
          <text:p text:style-name="P1">1.85 GB</text:p>
        </draw:text-box>
      </draw:frame>
      <draw:frame draw:style-name="fr1" draw:name="Frame28" text:anchor-type="page" text:anchor-page-number="1" svg:x="0in" svg:y="11.5311in" svg:width="16.0102in" draw:z-index="27">
        <draw:text-box fo:min-height="0.4272in">
          <text:p text:style-name="P1">18.11-py2</text:p>
          <text:p text:style-name="P1">November 20, 2018</text:p>
          <text:p text:style-name="P1">1.82 GB</text:p>
        </draw:text-box>
      </draw:frame>
      <draw:frame draw:style-name="fr1" draw:name="Frame29" text:anchor-type="page" text:anchor-page-number="1" svg:x="0in" svg:y="11.9583in" svg:width="16.0102in" draw:z-index="28">
        <draw:text-box fo:min-height="0.4272in">
          <text:p text:style-name="P1">18.11-py3</text:p>
          <text:p text:style-name="P1">November 20, 2018</text:p>
          <text:p text:style-name="P1">1.83 GB</text:p>
        </draw:text-box>
      </draw:frame>
      <draw:frame draw:style-name="fr1" draw:name="Frame30" text:anchor-type="page" text:anchor-page-number="1" svg:x="0in" svg:y="12.3854in" svg:width="16.0102in" draw:z-index="29">
        <draw:text-box fo:min-height="0.4272in">
          <text:p text:style-name="P1">18.10-py3</text:p>
          <text:p text:style-name="P1">November 1, 2018</text:p>
          <text:p text:style-name="P1">1.81 GB</text:p>
        </draw:text-box>
      </draw:frame>
      <draw:frame draw:style-name="fr1" draw:name="Frame31" text:anchor-type="page" text:anchor-page-number="1" svg:x="0in" svg:y="12.8126in" svg:width="16.0102in" draw:z-index="30">
        <draw:text-box fo:min-height="0.4272in">
          <text:p text:style-name="P1">18.10-py2</text:p>
          <text:p text:style-name="P1">November 1, 2018</text:p>
          <text:p text:style-name="P1">1.8 GB</text:p>
        </draw:text-box>
      </draw:frame>
      <draw:frame draw:style-name="fr1" draw:name="Frame32" text:anchor-type="page" text:anchor-page-number="1" svg:x="0in" svg:y="13.2398in" svg:width="16.0102in" draw:z-index="31">
        <draw:text-box fo:min-height="0.4272in">
          <text:p text:style-name="P1">18.09-py3</text:p>
          <text:p text:style-name="P1">September 21, 2018</text:p>
          <text:p text:style-name="P1">1.58 GB</text:p>
        </draw:text-box>
      </draw:frame>
      <draw:frame draw:style-name="fr1" draw:name="Frame33" text:anchor-type="page" text:anchor-page-number="1" svg:x="0in" svg:y="13.6665in" svg:width="16.0102in" draw:z-index="32">
        <draw:text-box fo:min-height="0.4272in">
          <text:p text:style-name="P1">18.09-py2</text:p>
          <text:p text:style-name="P1">September 21, 2018</text:p>
          <text:p text:style-name="P1">1.57 GB</text:p>
        </draw:text-box>
      </draw:frame>
      <draw:frame draw:style-name="fr1" draw:name="Frame34" text:anchor-type="page" text:anchor-page-number="1" svg:x="0in" svg:y="14.0937in" svg:width="16.0102in" draw:z-index="33">
        <draw:text-box fo:min-height="0.4272in">
          <text:p text:style-name="P1">18.08-py3</text:p>
          <text:p text:style-name="P1">August 28, 2018</text:p>
          <text:p text:style-name="P1">1.46 GB</text:p>
        </draw:text-box>
      </draw:frame>
      <draw:frame draw:style-name="fr1" draw:name="Frame35" text:anchor-type="page" text:anchor-page-number="1" svg:x="0in" svg:y="14.5209in" svg:width="16.0102in" draw:z-index="34">
        <draw:text-box fo:min-height="0.4272in">
          <text:p text:style-name="P1">18.08-py2</text:p>
          <text:p text:style-name="P1">August 28, 2018</text:p>
          <text:p text:style-name="P1">1.45 GB</text:p>
        </draw:text-box>
      </draw:frame>
      <draw:frame draw:style-name="fr1" draw:name="Frame36" text:anchor-type="page" text:anchor-page-number="1" svg:x="0in" svg:y="14.948in" svg:width="16.0102in" draw:z-index="35">
        <draw:text-box fo:min-height="0.4272in">
          <text:p text:style-name="P1">18.07-py3</text:p>
          <text:p text:style-name="P1">July 24, 2018</text:p>
          <text:p text:style-name="P1">1.46 GB</text:p>
        </draw:text-box>
      </draw:frame>
      <draw:frame draw:style-name="fr1" draw:name="Frame37" text:anchor-type="page" text:anchor-page-number="1" svg:x="0in" svg:y="15.3752in" svg:width="16.0102in" draw:z-index="36">
        <draw:text-box fo:min-height="0.4272in">
          <text:p text:style-name="P1">18.07-py2</text:p>
          <text:p text:style-name="P1">July 24, 2018</text:p>
          <text:p text:style-name="P1">1.45 GB</text:p>
        </draw:text-box>
      </draw:frame>
      <draw:frame draw:style-name="fr1" draw:name="Frame38" text:anchor-type="page" text:anchor-page-number="1" svg:x="0in" svg:y="15.802in" svg:width="16.0102in" draw:z-index="37">
        <draw:text-box fo:min-height="0.4272in">
          <text:p text:style-name="P1">18.06-py3</text:p>
          <text:p text:style-name="P1">June 26, 2018</text:p>
          <text:p text:style-name="P1">1.49 GB</text:p>
        </draw:text-box>
      </draw:frame>
      <draw:frame draw:style-name="fr1" draw:name="Frame39" text:anchor-type="page" text:anchor-page-number="1" svg:x="0in" svg:y="16.2291in" svg:width="16.0102in" draw:z-index="38">
        <draw:text-box fo:min-height="0.4272in">
          <text:p text:style-name="P1">18.06-py2</text:p>
          <text:p text:style-name="P1">June 26, 2018</text:p>
          <text:p text:style-name="P1">1.48 GB</text:p>
        </draw:text-box>
      </draw:frame>
      <draw:frame draw:style-name="fr1" draw:name="Frame40" text:anchor-type="page" text:anchor-page-number="1" svg:x="0in" svg:y="16.6563in" svg:width="16.0102in" draw:z-index="39">
        <draw:text-box fo:min-height="0.4272in">
          <text:p text:style-name="P1">18.05-py3</text:p>
          <text:p text:style-name="P1">May 24, 2018</text:p>
          <text:p text:style-name="P1">1.49 GB</text:p>
        </draw:text-box>
      </draw:frame>
      <draw:frame draw:style-name="fr1" draw:name="Frame41" text:anchor-type="page" text:anchor-page-number="1" svg:x="0in" svg:y="17.0835in" svg:width="16.0102in" draw:z-index="40">
        <draw:text-box fo:min-height="0.4272in">
          <text:p text:style-name="P1">18.05-py2</text:p>
          <text:p text:style-name="P1">May 24, 2018</text:p>
          <text:p text:style-name="P1">1.48 GB</text:p>
        </draw:text-box>
      </draw:frame>
      <draw:frame draw:style-name="fr1" draw:name="Frame42" text:anchor-type="page" text:anchor-page-number="1" svg:x="0in" svg:y="17.5102in" svg:width="16.0102in" draw:z-index="41">
        <draw:text-box fo:min-height="0.4272in">
          <text:p text:style-name="P1">18.04-py3</text:p>
          <text:p text:style-name="P1">April 24, 2018</text:p>
          <text:p text:style-name="P1">1.4 GB</text:p>
        </draw:text-box>
      </draw:frame>
      <draw:frame draw:style-name="fr1" draw:name="Frame43" text:anchor-type="page" text:anchor-page-number="1" svg:x="0in" svg:y="17.9374in" svg:width="16.0102in" draw:z-index="42">
        <draw:text-box fo:min-height="0.4272in">
          <text:p text:style-name="P1">18.04-py2</text:p>
          <text:p text:style-name="P1">April 24, 2018</text:p>
          <text:p text:style-name="P1">1.39 GB</text:p>
        </draw:text-box>
      </draw:frame>
      <draw:frame draw:style-name="fr1" draw:name="Frame44" text:anchor-type="page" text:anchor-page-number="1" svg:x="0in" svg:y="18.3646in" svg:width="16.0102in" draw:z-index="43">
        <draw:text-box fo:min-height="0.4272in">
          <text:p text:style-name="P1">18.03-py3</text:p>
          <text:p text:style-name="P1">March 28, 2018</text:p>
          <text:p text:style-name="P1">1.26 GB</text:p>
        </draw:text-box>
      </draw:frame>
      <draw:frame draw:style-name="fr1" draw:name="Frame45" text:anchor-type="page" text:anchor-page-number="1" svg:x="0in" svg:y="18.7917in" svg:width="16.0102in" draw:z-index="44">
        <draw:text-box fo:min-height="0.4272in">
          <text:p text:style-name="P1">18.03-py2</text:p>
          <text:p text:style-name="P1">March 28, 2018</text:p>
          <text:p text:style-name="P1">1.25 GB</text:p>
        </draw:text-box>
      </draw:frame>
      <draw:frame draw:style-name="fr1" draw:name="Frame46" text:anchor-type="page" text:anchor-page-number="1" svg:x="0in" svg:y="19.2189in" svg:width="16.0102in" draw:z-index="45">
        <draw:text-box fo:min-height="0.4272in">
          <text:p text:style-name="P1">18.02-py3</text:p>
          <text:p text:style-name="P1">March 3, 2018</text:p>
          <text:p text:style-name="P1">1.28 GB</text:p>
        </draw:text-box>
      </draw:frame>
      <draw:frame draw:style-name="fr1" draw:name="Frame47" text:anchor-type="page" text:anchor-page-number="1" svg:x="0in" svg:y="19.6457in" svg:width="16.0102in" draw:z-index="46">
        <draw:text-box fo:min-height="0.4272in">
          <text:p text:style-name="P1">18.02-py2</text:p>
          <text:p text:style-name="P1">March 3, 2018</text:p>
          <text:p text:style-name="P1">1.28 GB</text:p>
        </draw:text-box>
      </draw:frame>
      <draw:frame draw:style-name="fr1" draw:name="Frame48" text:anchor-type="page" text:anchor-page-number="1" svg:x="0in" svg:y="20.0728in" svg:width="16.0102in" draw:z-index="47">
        <draw:text-box fo:min-height="0.4272in">
          <text:p text:style-name="P1">18.01-py2</text:p>
          <text:p text:style-name="P1">January 24, 2018</text:p>
          <text:p text:style-name="P1">1.25 GB</text:p>
        </draw:text-box>
      </draw:frame>
      <draw:frame draw:style-name="fr1" draw:name="Frame49" text:anchor-type="page" text:anchor-page-number="1" svg:x="0in" svg:y="20.5in" svg:width="16.0102in" draw:z-index="48">
        <draw:text-box fo:min-height="0.4272in">
          <text:p text:style-name="P1">18.01-py3</text:p>
          <text:p text:style-name="P1">January 24, 2018</text:p>
          <text:p text:style-name="P1">1.26 GB</text:p>
        </draw:text-box>
      </draw:frame>
      <draw:frame draw:style-name="fr1" draw:name="Frame50" text:anchor-type="page" text:anchor-page-number="1" svg:x="0in" svg:y="20.9272in" svg:width="16.0102in" draw:z-index="49">
        <draw:text-box fo:min-height="0.4272in">
          <text:p text:style-name="P1">17.12</text:p>
          <text:p text:style-name="P1">December 4, 2017</text:p>
          <text:p text:style-name="P1">1.27 GB</text:p>
        </draw:text-box>
      </draw:frame>
      <draw:frame draw:style-name="fr1" draw:name="Frame51" text:anchor-type="page" text:anchor-page-number="1" svg:x="0in" svg:y="21.3543in" svg:width="16.0102in" draw:z-index="50">
        <draw:text-box fo:min-height="0.4272in">
          <text:p text:style-name="P1">17.11</text:p>
          <text:p text:style-name="P1">November 17, 2017</text:p>
          <text:p text:style-name="P1">1.37 GB</text:p>
        </draw:text-box>
      </draw:frame>
      <draw:frame draw:style-name="fr1" draw:name="Frame52" text:anchor-type="page" text:anchor-page-number="1" svg:x="0in" svg:y="21.7811in" svg:width="16.0102in" draw:z-index="51">
        <draw:text-box fo:min-height="0.4272in">
          <text:p text:style-name="P1">17.10</text:p>
          <text:p text:style-name="P1">October 24, 2017</text:p>
          <text:p text:style-name="P1">1.63 GB</text:p>
        </draw:text-box>
      </draw:frame>
      <text:h text:style-name="P6" text:outline-level="2"/>
      <text:p text:style-name="P5"><text:a xlink:type="simple" xlink:href="https://ngc.nvidia.com/catalog/containers/nvidia:tensorflow" text:style-name="Internet_20_link" text:visited-style-name="Visited_20_Internet_20_Link">https://ngc.nvidia.com/catalog/containers/nvidia:tensorflow</text:a></text:p>
      <text:h text:style-name="P7" text:outline-level="2"/>
      <text:h text:style-name="P6" text:outline-level="2"><text:bookmark text:name="what-is-tensorflow-"/>What Is TensorFlow?</text:h>
      <text:p text:style-name="P2">TensorFlow is an open-source software library for numerical computation using data flow graphs. Nodes in the graph represent mathematical operations, while the graph edges represent the multidimensional data arrays (tensors) that flow between them. This flexible architecture lets you deploy computation to one or more CPUs or GPUs in a desktop, server, or mobile device without rewriting code.</text:p>
      <text:p text:style-name="P2">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h text:style-name="P4" text:outline-level="2"><text:bookmark text:name="running-tensorflow"/>Running TensorFlow</text:h>
      <text:p text:style-name="P3"><text:span text:style-name="T1">Before you can run an NGC deep learning framework container, your Docker environment must support NVIDIA GPUs. To run a container, issue the appropriate command as explained in the </text:span><text:a xlink:type="simple" xlink:href="https://docs.nvidia.com/deeplearning/frameworks/user-guide/index.html#runcont" text:style-name="Internet_20_link" text:visited-style-name="Visited_20_Internet_20_Link"><text:span text:style-name="T8">Running A Container</text:span></text:a><text:span text:style-name="T1"> chapter in the </text:span><text:span text:style-name="Emphasis"><text:span text:style-name="T3">NVIDIA Containers And Frameworks User Guide</text:span></text:span><text:span text:style-name="T1"> and specify the registry, repository, and tags. For more information about using NGC, refer to the </text:span><text:a xlink:type="simple" xlink:href="https://docs.nvidia.com/ngc/ngc-user-guide/index.html" text:style-name="Internet_20_link" text:visited-style-name="Visited_20_Internet_20_Link"><text:span text:style-name="T8">NGC Container User Guide</text:span></text:a><text:span text:style-name="T1">.</text:span></text:p>
      <text:p text:style-name="P2">The method implemented in your system depends on the DGX OS version installed (for DGX systems), the specific NGC Cloud Image provided by a Cloud Service Provider, or the software that you have installed in preparation for running NGC containers on TITAN PCs, Quadro PCs, or vGPUs.</text:p>
      <text:p text:style-name="P2">Procedure</text:p>
      <text:list xml:id="list3146808218" text:style-name="L1">
        <text:list-item>
          <text:p text:style-name="P9"><text:span text:style-name="T1">Select the </text:span><text:span text:style-name="Strong_20_Emphasis"><text:span text:style-name="T2">Tags</text:span></text:span><text:span text:style-name="T1"> tab and locate the container image release that you want to run.</text:span></text:p>
        </text:list-item>
        <text:list-item>
          <text:p text:style-name="P9"><text:span text:style-name="T1">In the </text:span><text:span text:style-name="Strong_20_Emphasis"><text:span text:style-name="T2">Pull Tag</text:span></text:span><text:span text:style-name="T1"> column, click the icon to copy the </text:span><text:span text:style-name="Strong_20_Emphasis"><text:span text:style-name="Source_20_Text"><text:span text:style-name="T4">docker pull</text:span></text:span></text:span><text:span text:style-name="T1"> command.</text:span></text:p>
        </text:list-item>
        <text:list-item>
          <text:p text:style-name="P10">Open a command prompt and paste the pull command. The pulling of the container image begins. Ensure the pull completes successfully before proceeding to the next step.</text:p>
        </text:list-item>
        <text:list-item>
          <text:p text:style-name="P10"><text:soft-page-break/>Run the container image. A typical command to launch the container is:</text:p>
          <text:p text:style-name="P8"><text:span text:style-name="Source_20_Text"><text:span text:style-name="T6">docker run --gpus all -it --rm -v local_dir:container_dir nvcr.io/nvidia/tensorflow:xx.xx-tfx-pyx</text:span></text:span></text:p>
          <text:p text:style-name="P10">Where:</text:p>
          <text:list>
            <text:list-item>
              <text:p text:style-name="P9"><text:span text:style-name="Source_20_Text"><text:span text:style-name="T5">-it</text:span></text:span><text:span text:style-name="T1"> means run in interactive mode</text:span></text:p>
            </text:list-item>
            <text:list-item>
              <text:p text:style-name="P9"><text:span text:style-name="Source_20_Text"><text:span text:style-name="T5">--rm</text:span></text:span><text:span text:style-name="T1"> will delete the container when finished</text:span></text:p>
            </text:list-item>
            <text:list-item>
              <text:p text:style-name="P9"><text:span text:style-name="Source_20_Text"><text:span text:style-name="T5">-v</text:span></text:span><text:span text:style-name="T1"> is the mounting directory</text:span></text:p>
            </text:list-item>
            <text:list-item>
              <text:p text:style-name="P9"><text:span text:style-name="Source_20_Text"><text:span text:style-name="T5">local_dir</text:span></text:span><text:span text:style-name="T1"> is the directory or file from your host system (absolute path) that you want to access from inside your container. For example, the </text:span><text:span text:style-name="Source_20_Text"><text:span text:style-name="T5">local_dir</text:span></text:span><text:span text:style-name="T1"> in the following path is </text:span><text:span text:style-name="Source_20_Text"><text:span text:style-name="T5">/home/jsmith/data/mnist</text:span></text:span><text:span text:style-name="T1">.</text:span></text:p>
              <text:p text:style-name="P8"><text:span text:style-name="Source_20_Text"><text:span text:style-name="T7"><text:s/></text:span></text:span><text:span text:style-name="Source_20_Text"><text:span text:style-name="T6">-v /home/jsmith/data/mnist:/data/mnist</text:span></text:span></text:p>
              <text:p text:style-name="P9"><text:span text:style-name="T1">If you are inside the container, for example, </text:span><text:span text:style-name="Source_20_Text"><text:span text:style-name="T5">ls /data/mnist</text:span></text:span><text:span text:style-name="T1">, you will see the same files as if you issued the </text:span><text:span text:style-name="Source_20_Text"><text:span text:style-name="T5">ls /home/jsmith/data/mnist</text:span></text:span><text:span text:style-name="T1"> command from outside the container.</text:span></text:p>
            </text:list-item>
            <text:list-item>
              <text:p text:style-name="P9"><text:span text:style-name="Source_20_Text"><text:span text:style-name="T5">container_dir</text:span></text:span><text:span text:style-name="T1"> is the target directory when you are inside your container. For example, </text:span><text:span text:style-name="Source_20_Text"><text:span text:style-name="T5">/data/mnist</text:span></text:span><text:span text:style-name="T1"> is the target directory in the example:</text:span></text:p>
              <text:p text:style-name="P8"><text:span text:style-name="Source_20_Text"><text:span text:style-name="T7"><text:s/></text:span></text:span><text:span text:style-name="Source_20_Text"><text:span text:style-name="T6">-v /home/jsmith/data/mnist:/data/mnist</text:span></text:span></text:p>
            </text:list-item>
            <text:list-item>
              <text:p text:style-name="P9"><text:span text:style-name="Source_20_Text"><text:span text:style-name="T5">xx.xx</text:span></text:span><text:span text:style-name="T1"> is the container version. For example, </text:span><text:span text:style-name="Source_20_Text"><text:span text:style-name="T5">19.01</text:span></text:span><text:span text:style-name="T1">.</text:span></text:p>
            </text:list-item>
            <text:list-item>
              <text:p text:style-name="P9"><text:span text:style-name="Source_20_Text"><text:span text:style-name="T5">tfx</text:span></text:span><text:span text:style-name="T1"> is the version of TensorFlow. For example, </text:span><text:span text:style-name="Source_20_Text"><text:span text:style-name="T5">tf1</text:span></text:span><text:span text:style-name="T1"> or </text:span><text:span text:style-name="Source_20_Text"><text:span text:style-name="T5">tf2</text:span></text:span><text:span text:style-name="T1">.</text:span></text:p>
            </text:list-item>
            <text:list-item>
              <text:p text:style-name="P9"><text:span text:style-name="Source_20_Text"><text:span text:style-name="T5">pyx</text:span></text:span><text:span text:style-name="T1"> is the Python version. For example, </text:span><text:span text:style-name="Source_20_Text"><text:span text:style-name="T5">py3</text:span></text:span><text:span text:style-name="T1">.</text:span></text:p>
              <text:p text:style-name="P9"><text:span text:style-name="Strong_20_Emphasis"><text:span text:style-name="T2">Note:</text:span></text:span><text:span text:style-name="T1"> </text:span><text:span text:style-name="Source_20_Text"><text:span text:style-name="T5">tf2</text:span></text:span><text:span text:style-name="T1"> supports </text:span><text:span text:style-name="Source_20_Text"><text:span text:style-name="T5">py3</text:span></text:span><text:span text:style-name="T1">. </text:span><text:span text:style-name="Source_20_Text"><text:span text:style-name="T5">tf1</text:span></text:span><text:span text:style-name="T1"> supports both </text:span><text:span text:style-name="Source_20_Text"><text:span text:style-name="T5">py2</text:span></text:span><text:span text:style-name="T1"> and </text:span><text:span text:style-name="Source_20_Text"><text:span text:style-name="T5">py3</text:span></text:span><text:span text:style-name="T1">.</text:span></text:p>
            </text:list-item>
          </text:list>
          <text:p text:style-name="P10">TensorFlow is run by importing it as a Python module:</text:p>
          <text:p text:style-name="P8"><text:span text:style-name="Source_20_Text"><text:span text:style-name="T6">$ python</text:span></text:span></text:p>
          <text:p text:style-name="P8"><text:span text:style-name="Source_20_Text"><text:span text:style-name="T6">&gt;&gt;&gt; import tensorflow as tf</text:span></text:span></text:p>
          <text:p text:style-name="P8"><text:span text:style-name="Source_20_Text"><text:span text:style-name="T6">&gt;&gt;&gt; hello = tf.constant('Hello, TensorFlow!')</text:span></text:span></text:p>
          <text:p text:style-name="P8"><text:span text:style-name="Source_20_Text"><text:span text:style-name="T6">&gt;&gt;&gt; sess = tf.Session()</text:span></text:span></text:p>
          <text:p text:style-name="P8"><text:span text:style-name="Source_20_Text"><text:span text:style-name="T6">&gt;&gt;&gt; sess.run(hello)</text:span></text:span></text:p>
          <text:p text:style-name="P8"><text:span text:style-name="Source_20_Text"><text:span text:style-name="T6">Hello, TensorFlow!</text:span></text:span></text:p>
          <text:p text:style-name="P8"><text:soft-page-break/><text:span text:style-name="Source_20_Text"><text:span text:style-name="T6">&gt;&gt;&gt; a = tf.constant(10)</text:span></text:span></text:p>
          <text:p text:style-name="P8"><text:span text:style-name="Source_20_Text"><text:span text:style-name="T6">&gt;&gt;&gt; b = tf.constant(32)</text:span></text:span></text:p>
          <text:p text:style-name="P8"><text:span text:style-name="Source_20_Text"><text:span text:style-name="T6">&gt;&gt;&gt; sess.run(a+b)</text:span></text:span></text:p>
          <text:p text:style-name="P8"><text:span text:style-name="Source_20_Text"><text:span text:style-name="T6">42</text:span></text:span></text:p>
          <text:p text:style-name="P11"><text:span text:style-name="T1">You might want to pull in data and model descriptions from locations outside the container for use by TensorFlow. To accomplish this, the easiest method is to mount one or more host directories as </text:span><text:a xlink:type="simple" xlink:href="https://docs.docker.com/engine/tutorials/dockervolumes/#/mount-a-host-directory-as-a-data-volume" text:style-name="Internet_20_link" text:visited-style-name="Visited_20_Internet_20_Link"><text:span text:style-name="T8">Docker data volumes</text:span></text:a><text:span text:style-name="T1">. You have pulled the latest files and run the container image.</text:span></text:p>
          <text:p text:style-name="P10">Note: In order to share data between ranks, NCCL may require shared system memory for IPC and pinned (page-locked) system memory resources. The operating system’s limits on these resources may need to be increased accordingly. Refer to your system’s documentation for details. In particular, Docker containers default to limited shared and pinned memory resources. When using NCCL inside a container, it is recommended that you increase these resources by issuing:</text:p>
          <text:p text:style-name="P8"><text:span text:style-name="Source_20_Text"><text:span text:style-name="T7"><text:s text:c="3"/></text:span></text:span><text:span text:style-name="Source_20_Text"><text:span text:style-name="T6">--shm-size=1g --ulimit memlock=-1</text:span></text:span></text:p>
          <text:p text:style-name="P10">in the command line to:</text:p>
          <text:p text:style-name="P8"><text:span text:style-name="Source_20_Text"><text:span text:style-name="T7"><text:s text:c="3"/></text:span></text:span><text:span text:style-name="Source_20_Text"><text:span text:style-name="T6">docker run --gpus all</text:span></text:span></text:p>
        </text:list-item>
        <text:list-item>
          <text:p text:style-name="P9"><text:span text:style-name="T1">See </text:span><text:span text:style-name="Strong_20_Emphasis"><text:span text:style-name="Source_20_Text"><text:span text:style-name="T4">/workspace/README.md</text:span></text:span></text:span><text:span text:style-name="T1"> inside the container for information on customizing your TensorFlow image.</text:span></text:p>
        </text:list-item>
      </text:list>
      <text:h text:style-name="P4" text:outline-level="2"><text:bookmark text:name="suggested-reading"/>Suggested Reading</text:h>
      <text:p text:style-name="P3"><text:span text:style-name="T1">For the latest Release Notes, see the </text:span><text:a xlink:type="simple" xlink:href="http://docs.nvidia.com/deeplearning/dgx/tensorflow-release-notes/index.html" text:style-name="Internet_20_link" text:visited-style-name="Visited_20_Internet_20_Link"><text:span text:style-name="T8">TensorFlow Release Notes Documentation website</text:span></text:a><text:span text:style-name="T1">.</text:span></text:p>
      <text:p text:style-name="P3"><text:span text:style-name="T1">For a full list of the supported software and specific versions that come packaged with this framework based on the container image, see the </text:span><text:a xlink:type="simple" xlink:href="https://docs.nvidia.com/deeplearning/frameworks/support-matrix/index.html" text:style-name="Internet_20_link" text:visited-style-name="Visited_20_Internet_20_Link"><text:span text:style-name="T8">Frameworks Support Matrix</text:span></text:a><text:span text:style-name="T1">.</text:span></text:p>
      <text:p text:style-name="P2">For more information about TensorFlow, including tutorials, documentation, and examples, see:</text:p>
      <text:list xml:id="list218965646" text:style-name="L2">
        <text:list-item>
          <text:p text:style-name="P12"><text:a xlink:type="simple" xlink:href="https://www.tensorflow.org/tutorials" text:style-name="Internet_20_link" text:visited-style-name="Visited_20_Internet_20_Link"><text:span text:style-name="T8">TensorFlow tutorials</text:span></text:a></text:p>
        </text:list-item>
        <text:list-item>
          <text:p text:style-name="P12"><text:a xlink:type="simple" xlink:href="https://www.tensorflow.org/api_docs/python" text:style-name="Internet_20_link" text:visited-style-name="Visited_20_Internet_20_Link"><text:span text:style-name="T8">TensorFlow API</text:span></text:a></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WebPro" svg:font-family="DINWebPro, 'Open Sans', sans-serif"/>
    <style:font-face style:name="Lohit Devanagari1" svg:font-family="'Lohit Devanagari'"/>
    <style:font-face style:name="Open Sans" svg:font-family="'Open Sans',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22:19:42.764403552</meta:creation-date>
    <dc:date>2020-04-10T09:15:44.452967085</dc:date>
    <meta:editing-duration>PT13M6S</meta:editing-duration>
    <meta:editing-cycles>4</meta:editing-cycles>
    <meta:generator>LibreOffice/6.0.7.3$Linux_X86_64 LibreOffice_project/00m0$Build-3</meta:generator>
    <meta:document-statistic meta:table-count="0" meta:image-count="0" meta:object-count="0" meta:page-count="3" meta:paragraph-count="205" meta:word-count="1015" meta:character-count="6110" meta:non-whitespace-character-count="5317"/>
  </office:meta>
</office:document-meta>
</file>